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dUrlHeader.getCodedUrl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dedUrlHeader.getHead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dedUrlHeader.parse( HttpServletRequest request , String hea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dUrlHeader.getCoded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dedUrlHeader.CodedUrlHeader( String headerName , String header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dedUrl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